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6563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uorescenc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lambda_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bsorban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lambda_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free_to_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abbr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</table:table>
      <table:table table:name="Absorbanc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lambda_ob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bsorban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ree_to_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abbr</text:p>
          </table:table-cell>
        </table:table-row>
      </table:table>
      <table:table table:name="ITC" table:style-name="ta1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cell_volu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µL</text:p>
          </table:table-cell>
          <table:table-cell office:value-type="string" calcext:value-type="string">
            <text:p>280, 14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othermal Titration Calorimetr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injection_volu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µL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ITC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injection_number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1 Letter Abb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labbr</text:p>
          </table:table-cell>
        </table:table-row>
        <table:table-row table:style-name="ro1">
          <table:table-cell office:value-type="string" calcext:value-type="string">
            <text:p>syringe_concent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µ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know that an injection number is always an integer, but to avoid type collisions for the calculations I declare it as flo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culations for the concentrations from the given cell volumes</text:p>
          </table:table-cell>
          <table:table-cell table:number-columns-repeated="6"/>
        </table:table-row>
      </table:table>
      <table:table table:name="NMR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nucle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uclear Magnetic Resonan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hift_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shift_un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pm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abbr</text:p>
          </table:table-cell>
        </table:table-row>
        <table:table-row table:style-name="ro1">
          <table:table-cell office:value-type="string" calcext:value-type="string">
            <text:p>delta_shif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 for delta_shift </text:p>
          </table:table-cell>
          <table:table-cell table:number-columns-repeated="6"/>
        </table:table-row>
      </table:table>
      <table:table table:name="CD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lambda_ob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m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ircular Dichrois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d_valu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deg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labbr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culations for other units of CD</text:p>
          </table:table-cell>
          <table:table-cell table:number-columns-repeated="6"/>
        </table:table-row>
      </table:table>
      <table:table table:name="SER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nu_ob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m-1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bsorban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ree_to_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abbr</text:p>
          </table:table-cell>
        </table:table-row>
      </table:table>
      <table:table table:name="EPR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magnetic_flux_ob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280, 140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ctron Paramagnetic Resonanc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ree_to_b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Abbreviation</text:p>
          </table:table-cell>
          <table:table-cell office:value-type="string" calcext:value-type="string">
            <text:p>EPR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1 Letter Abb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abbr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6"/>
        </table:table-row>
      </table:table>
      <table:table table:name="Potentiometry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otentiometr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bbreviation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Letter Abb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abbr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6"/>
        </table:table-row>
      </table:table>
      <table:table table:name="CV" table:style-name="ta1"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ical val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irtual attributes</text:p>
          </table:table-cell>
          <table:table-cell/>
          <table:table-cell office:value-type="string" calcext:value-type="string">
            <text:p>method</text:p>
          </table:table-cell>
        </table:table-row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fre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yclic Voltammetry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scanning_potential_star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bbr</text:p>
          </table:table-cell>
        </table:table-row>
        <table:table-row table:style-name="ro1">
          <table:table-cell office:value-type="string" calcext:value-type="string">
            <text:p>scanning_potential_e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1 Letter Abb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labbr</text:p>
          </table:table-cell>
        </table:table-row>
        <table:table-row table:style-name="ro1">
          <table:table-cell office:value-type="string" calcext:value-type="string">
            <text:p>scan_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V/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_electr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g/AgCl electrode (standard calomel electrode, SCE; Hg/HgO electrode )</text:p>
          </table:table-cell>
          <table:table-cell office:value-type="string" calcext:value-type="string">
            <text:p>predefined 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erence_electrode_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i mm2</text:p>
          </table:table-cell>
          <table:table-cell office:value-type="string" calcext:value-type="string">
            <text:p>6.25 pi mm2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er_electr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t plate</text:p>
          </table:table-cell>
          <table:table-cell office:value-type="string" calcext:value-type="string">
            <text:p>predefined 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er_electrode_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i mm2</text:p>
          </table:table-cell>
          <table:table-cell office:value-type="string" calcext:value-type="string">
            <text:p>6.25 pi mm2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_electr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 disk</text:p>
          </table:table-cell>
          <table:table-cell office:value-type="string" calcext:value-type="string">
            <text:p>predefined sele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_electrode_are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i mm2</text:p>
          </table:table-cell>
          <table:table-cell office:value-type="string" calcext:value-type="string">
            <text:p>6.25 pi mm2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ot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9:14:29.209513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27:51.226182245</meta:creation-date>
    <dc:date>2021-04-28T10:43:02.598863907</dc:date>
    <meta:editing-duration>PT43M52S</meta:editing-duration>
    <meta:editing-cycles>4</meta:editing-cycles>
    <meta:generator>LibreOffice/6.4.7.2$Linux_X86_64 LibreOffice_project/40$Build-2</meta:generator>
    <meta:document-statistic meta:table-count="9" meta:cell-count="272" meta:object-count="0"/>
  </office:meta>
</office:document-meta>
</file>